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2833b36" officeooo:paragraph-rsid="02833b36" style:font-weight-asian="bold" style:font-weight-complex="bold"/>
    </style:style>
    <style:style style:name="P3" style:family="paragraph" style:parent-style-name="Text_20_body">
      <style:text-properties fo:font-weight="bold" officeooo:rsid="028bd3d8" officeooo:paragraph-rsid="028bd3d8" style:font-weight-asian="bold" style:font-weight-complex="bold"/>
    </style:style>
    <style:style style:name="P4" style:family="paragraph" style:parent-style-name="Text_20_body">
      <style:text-properties officeooo:paragraph-rsid="0258c971"/>
    </style:style>
    <style:style style:name="P5" style:family="paragraph" style:parent-style-name="Text_20_body">
      <style:text-properties officeooo:paragraph-rsid="02770d63"/>
    </style:style>
    <style:style style:name="P6" style:family="paragraph" style:parent-style-name="Text_20_body">
      <style:text-properties officeooo:paragraph-rsid="027985c7"/>
    </style:style>
    <style:style style:name="P7" style:family="paragraph" style:parent-style-name="Text_20_body">
      <style:text-properties officeooo:paragraph-rsid="026859ac"/>
    </style:style>
    <style:style style:name="P8" style:family="paragraph" style:parent-style-name="Text_20_body">
      <style:text-properties officeooo:paragraph-rsid="0287fad2"/>
    </style:style>
    <style:style style:name="P9" style:family="paragraph" style:parent-style-name="Text_20_body">
      <style:text-properties officeooo:paragraph-rsid="028dfb34"/>
    </style:style>
    <style:style style:name="P10" style:family="paragraph" style:parent-style-name="Text_20_body">
      <style:text-properties officeooo:paragraph-rsid="0258c971"/>
    </style:style>
    <style:style style:name="P11" style:family="paragraph" style:parent-style-name="Text_20_body">
      <style:text-properties officeooo:paragraph-rsid="02833b36"/>
    </style:style>
    <style:style style:name="P12" style:family="paragraph" style:parent-style-name="Text_20_body">
      <style:text-properties officeooo:paragraph-rsid="02948874"/>
    </style:style>
    <style:style style:name="T1" style:family="text">
      <style:text-properties fo:font-weight="bold" officeooo:rsid="0029c951" style:font-weight-asian="bold" style:font-weight-complex="bold"/>
    </style:style>
    <style:style style:name="T2" style:family="text">
      <style:text-properties fo:font-weight="bold" officeooo:rsid="0147670a" style:font-weight-asian="bold" style:font-weight-complex="bold"/>
    </style:style>
    <style:style style:name="T3" style:family="text">
      <style:text-properties fo:font-weight="bold" officeooo:rsid="021521a3" style:font-weight-asian="bold" style:font-weight-complex="bold"/>
    </style:style>
    <style:style style:name="T4" style:family="text">
      <style:text-properties fo:font-weight="bold" officeooo:rsid="02266356" style:font-weight-asian="bold" style:font-weight-complex="bold"/>
    </style:style>
    <style:style style:name="T5" style:family="text">
      <style:text-properties fo:font-weight="bold" officeooo:rsid="022481b4" style:font-weight-asian="bold" style:font-weight-complex="bold"/>
    </style:style>
    <style:style style:name="T6" style:family="text">
      <style:text-properties fo:font-weight="bold" officeooo:rsid="024c350d" style:font-weight-asian="bold" style:font-weight-complex="bold"/>
    </style:style>
    <style:style style:name="T7" style:family="text">
      <style:text-properties fo:font-weight="bold" officeooo:rsid="0258c971" style:font-weight-asian="bold" style:font-weight-complex="bold"/>
    </style:style>
    <style:style style:name="T8" style:family="text">
      <style:text-properties fo:font-weight="bold" officeooo:rsid="026859ac" style:font-weight-asian="bold" style:font-weight-complex="bold"/>
    </style:style>
    <style:style style:name="T9" style:family="text">
      <style:text-properties fo:font-weight="bold" officeooo:rsid="026ba8a1" style:font-weight-asian="bold" style:font-weight-complex="bold"/>
    </style:style>
    <style:style style:name="T10" style:family="text">
      <style:text-properties fo:font-weight="bold" officeooo:rsid="02770d63" style:font-weight-asian="bold" style:font-weight-complex="bold"/>
    </style:style>
    <style:style style:name="T11" style:family="text">
      <style:text-properties fo:font-weight="bold" officeooo:rsid="027985c7" style:font-weight-asian="bold" style:font-weight-complex="bold"/>
    </style:style>
    <style:style style:name="T12" style:family="text">
      <style:text-properties fo:font-weight="bold" officeooo:rsid="0282b0b9" style:font-weight-asian="bold" style:font-weight-complex="bold"/>
    </style:style>
    <style:style style:name="T13" style:family="text">
      <style:text-properties fo:font-weight="bold" officeooo:rsid="0282db96" style:font-weight-asian="bold" style:font-weight-complex="bold"/>
    </style:style>
    <style:style style:name="T14" style:family="text">
      <style:text-properties fo:font-weight="bold" officeooo:rsid="02833b36" style:font-weight-asian="bold" style:font-weight-complex="bold"/>
    </style:style>
    <style:style style:name="T15" style:family="text">
      <style:text-properties fo:font-weight="bold" officeooo:rsid="028bd3d8" style:font-weight-asian="bold" style:font-weight-complex="bold"/>
    </style:style>
    <style:style style:name="T16" style:family="text">
      <style:text-properties fo:font-weight="bold" officeooo:rsid="028dfb34" style:font-weight-asian="bold" style:font-weight-complex="bold"/>
    </style:style>
    <style:style style:name="T17" style:family="text">
      <style:text-properties fo:font-weight="bold" officeooo:rsid="02897a5b" style:font-weight-asian="bold" style:font-weight-complex="bold"/>
    </style:style>
    <style:style style:name="T18" style:family="text">
      <style:text-properties fo:font-weight="bold" officeooo:rsid="0290c969"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22b58ca" style:font-weight-asian="normal" style:font-weight-complex="normal"/>
    </style:style>
    <style:style style:name="T21" style:family="text">
      <style:text-properties fo:font-weight="normal" officeooo:rsid="02266356" style:font-weight-asian="normal" style:font-weight-complex="normal"/>
    </style:style>
    <style:style style:name="T22" style:family="text">
      <style:text-properties fo:font-weight="normal" officeooo:rsid="026859ac" style:font-weight-asian="normal" style:font-weight-complex="normal"/>
    </style:style>
    <style:style style:name="T23" style:family="text">
      <style:text-properties fo:font-weight="normal" officeooo:rsid="024c350d" style:font-weight-asian="normal" style:font-weight-complex="normal"/>
    </style:style>
    <style:style style:name="T24" style:family="text">
      <style:text-properties fo:font-weight="normal" officeooo:rsid="02770d63" style:font-weight-asian="normal" style:font-weight-complex="normal"/>
    </style:style>
    <style:style style:name="T25" style:family="text">
      <style:text-properties fo:font-weight="normal" officeooo:rsid="02804cf3" style:font-weight-asian="normal" style:font-weight-complex="normal"/>
    </style:style>
    <style:style style:name="T26" style:family="text">
      <style:text-properties fo:font-weight="normal" officeooo:rsid="0281dca7" style:font-weight-asian="normal" style:font-weight-complex="normal"/>
    </style:style>
    <style:style style:name="T27" style:family="text">
      <style:text-properties fo:font-weight="normal" officeooo:rsid="0282b0b9" style:font-weight-asian="normal" style:font-weight-complex="normal"/>
    </style:style>
    <style:style style:name="T28" style:family="text">
      <style:text-properties fo:font-weight="normal" officeooo:rsid="0282db96" style:font-weight-asian="normal" style:font-weight-complex="normal"/>
    </style:style>
    <style:style style:name="T29" style:family="text">
      <style:text-properties fo:font-weight="normal" officeooo:rsid="02833b36" style:font-weight-asian="normal" style:font-weight-complex="normal"/>
    </style:style>
    <style:style style:name="T30" style:family="text">
      <style:text-properties fo:font-weight="normal" officeooo:rsid="02846dad" style:font-weight-asian="normal" style:font-weight-complex="normal"/>
    </style:style>
    <style:style style:name="T31" style:family="text">
      <style:text-properties fo:font-weight="normal" officeooo:rsid="028567b1" style:font-weight-asian="normal" style:font-weight-complex="normal"/>
    </style:style>
    <style:style style:name="T32" style:family="text">
      <style:text-properties fo:font-weight="normal" officeooo:rsid="02870178" style:font-weight-asian="normal" style:font-weight-complex="normal"/>
    </style:style>
    <style:style style:name="T33" style:family="text">
      <style:text-properties fo:font-weight="normal" officeooo:rsid="0287fad2" style:font-weight-asian="normal" style:font-weight-complex="normal"/>
    </style:style>
    <style:style style:name="T34" style:family="text">
      <style:text-properties fo:font-weight="normal" officeooo:rsid="02897a5b" style:font-weight-asian="normal" style:font-weight-complex="normal"/>
    </style:style>
    <style:style style:name="T35" style:family="text">
      <style:text-properties fo:font-weight="normal" officeooo:rsid="028bd3d8" style:font-weight-asian="normal" style:font-weight-complex="normal"/>
    </style:style>
    <style:style style:name="T36" style:family="text">
      <style:text-properties fo:font-weight="normal" officeooo:rsid="028c2f9a" style:font-weight-asian="normal" style:font-weight-complex="normal"/>
    </style:style>
    <style:style style:name="T37" style:family="text">
      <style:text-properties fo:font-weight="normal" officeooo:rsid="028dfb34" style:font-weight-asian="normal" style:font-weight-complex="normal"/>
    </style:style>
    <style:style style:name="T38" style:family="text">
      <style:text-properties fo:font-weight="normal" officeooo:rsid="02907cd3" style:font-weight-asian="normal" style:font-weight-complex="normal"/>
    </style:style>
    <style:style style:name="T39" style:family="text">
      <style:text-properties fo:font-weight="normal" officeooo:rsid="022481b4" style:font-weight-asian="normal" style:font-weight-complex="normal"/>
    </style:style>
    <style:style style:name="T40" style:family="text">
      <style:text-properties fo:font-weight="normal" officeooo:rsid="0290c969" style:font-weight-asian="normal" style:font-weight-complex="normal"/>
    </style:style>
    <style:style style:name="T41" style:family="text">
      <style:text-properties fo:font-weight="normal" officeooo:rsid="0292a7ee" style:font-weight-asian="normal" style:font-weight-complex="normal"/>
    </style:style>
    <style:style style:name="T42" style:family="text">
      <style:text-properties fo:font-weight="normal" officeooo:rsid="029367e6" style:font-weight-asian="normal" style:font-weight-complex="normal"/>
    </style:style>
    <style:style style:name="T43" style:family="text">
      <style:text-properties fo:font-weight="normal" officeooo:rsid="02948874" style:font-weight-asian="normal" style:font-weight-complex="normal"/>
    </style:style>
    <style:style style:name="T44" style:family="text">
      <style:text-properties officeooo:rsid="00e51007"/>
    </style:style>
    <style:style style:name="T45" style:family="text">
      <style:text-properties officeooo:rsid="022fd8d1"/>
    </style:style>
    <style:style style:name="T46" style:family="text">
      <style:text-properties officeooo:rsid="02574042"/>
    </style:style>
    <style:style style:name="T47" style:family="text">
      <style:text-properties officeooo:rsid="028c2f9a"/>
    </style:style>
    <style:style style:name="T48" style:family="text">
      <style:text-properties officeooo:rsid="0290c969"/>
    </style:style>
    <style:style style:name="T49" style:family="text">
      <style:text-properties fo:font-size="10pt" fo:font-weight="normal" officeooo:rsid="02948874" style:font-size-asian="10pt" style:font-weight-asian="normal" style:font-size-complex="10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6">20 September</text:span> 201<text:span text:style-name="T45">8</text:span></text:p>
      <text:p text:style-name="P4"><text:span text:style-name="T1">[0]</text:span><text:span text:style-name="T44"> Hello listeners and welcome to IT Stuff, our topical roundup about information technology. On the helldesk today we have Kriss and Shi, and I’m Toad out of Mario Kart. Today's meditation is courtesy of MhairiMcF on them Twitters who wrote: “</text:span>'Stop looking at your phone' is the new cheer up love. What's wrong with looking at your phone? I have £500 worth of computer in my pocket containing all my friends &amp; the sum of human knowledge but I'm supposed to prefer what, small talk with random johnnies?”</text:p>
      <text:p text:style-name="P7"><text:span text:style-name="T8">[2 Min]</text:span><text:span text:style-name="T22"> </text:span><text:span text:style-name="T28">Let’s start with a new feature, </text:span><text:span text:style-name="T13">Don’t Be Evil</text:span><text:span text:style-name="T28"> </text:span><text:span text:style-name="T15">[NEW </text:span><text:span text:style-name="T18">EVIL</text:span><text:span text:style-name="T15">JINGLE!]</text:span><text:span text:style-name="T35"> </text:span><text:span text:style-name="T29">Google AI has launched Dataset Search which helps to find open data, </text:span><text:span text:style-name="T30">and they want to abolish URLs. In both cases they’re imposing their own standard on an existing ecosystem.</text:span></text:p>
      <text:p text:style-name="P2">[5 Min]<text:span text:style-name="T19"> </text:span><text:span text:style-name="T35">On the subject of evil,</text:span><text:span text:style-name="T31"> MEPs just flushed our rights as citizens down the toilet when the European Parliament adopted the outline of new copyright regulations for the Internet. Lots of bad stuff on its way, one of which is mandatory upload filtering. Here’s Shi to explain why. </text:span><text:span text:style-name="T41">A</text:span><text:span text:style-name="T31">nd Amber Rudd, the </text:span><text:span text:style-name="T41">necessary </text:span><text:span text:style-name="T31">hashtags lady, wants to use NHS numbers </text:span><text:span text:style-name="T41">plus biometrics</text:span><text:span text:style-name="T31"> as ID cards.</text:span></text:p>
      <text:p text:style-name="P8"><text:span text:style-name="T14">[</text:span><text:span text:style-name="T16">8 </text:span><text:span text:style-name="T14">Min] </text:span><text:span text:style-name="T32">Disasters of the Month: British Airways “the stolen data did not include travel or passport information” </text:span><text:span text:style-name="T33">(looks like it’s the Ticketmaster gang, same code all over the place); </text:span><text:span text:style-name="T34">Spyfone exposed loads of selfies, text messages, audio recordings, contacts, location, hashed passwords and logins, Facebook messages in an unsecured Amazon S3 bucket. Terabytes of it. </text:span><text:span text:style-name="T41">Twitch got some accounts muddled up. </text:span><text:span text:style-name="T34">Plus “Dear valued customers. Chicken wings and cheesy crust are currently out of stock due to a recent cyberattack which has affected imports. We apologise for the inconvenience”</text:span></text:p>
      <text:p text:style-name="P11"><text:span text:style-name="T14">[</text:span><text:span text:style-name="T16">11</text:span><text:span text:style-name="T14"> Min]</text:span><text:span text:style-name="T29"> </text:span><text:span text:style-name="T41">Money news, q</text:span><text:span text:style-name="T37">uick </text:span><text:span text:style-name="T41">look at how Bitcoin's doing; it's lost 80% from its peak lol. Some teevee guy from Dragons Den just bought </text:span><text:span text:style-name="T42">some bits of Poor </text:span><text:span text:style-name="T41">Dead Maplin and seems to be </text:span><text:span text:style-name="T42">faffing with the website. And trillion dollar Amazon is rocked by allegations that its employees will delete bad reviews for a nice little bung, $80 to $2,000. This is a whole ecosystem, there are go betweens (who call themselves brokers) between the vendors and the Amazon employeers, on WeChat.</text:span></text:p>
      <text:p text:style-name="P4"><text:span text:style-name="T7">[</text:span><text:span text:style-name="T4">1</text:span><text:span text:style-name="T9">4</text:span><text:span text:style-name="T4"> Min]</text:span><text:span text:style-name="T21"> </text:span><text:span text:style-name="T20">You're listening to IT Stuff, </text:span><text:span text:style-name="T25">we’re half done now, you can have yer radio station back in ooh quarter of an hour, ok?</text:span><text:span text:style-name="T32"> </text:span><text:span text:style-name="T42">itstuff.org.uk is where these programmes got to die. </text:span><text:span text:style-name="T32">Spare a quick thought for Linus </text:span><text:span text:style-name="T42">who is taking time out to learn how not to offend people.</text:span></text:p>
      <text:p text:style-name="P3">[1<text:span text:style-name="T47">6</text:span> Min]<text:span text:style-name="T19"> Youtube of the month</text:span> [YOUPOOP]<text:span text:style-name="T19"> </text:span><text:span text:style-name="T40">Science Studio did a takedown of a landfill youtube about how to build your own PC from The Verge, let's listen in to an extract </text:span><text:span text:style-name="T48">[POWERSUPPLY]</text:span></text:p>
      <text:p text:style-name="P9"><text:span text:style-name="T5">[18 Min] Local Events</text:span><text:span text:style-name="T39"> </text:span><text:span text:style-name="T38">and registration is OPEN for the return of Bradford Coder Dojo, 22 September 09:30 - 12:00 (thats this Saturday morning) at the Innovation Centre in Little Germany. The one after that is 13 October. bradford-coderdojo.github.io. Go and be evil!</text:span></text:p>
      <text:p text:style-name="P12"><text:span text:style-name="T5">[</text:span><text:span text:style-name="T16">20</text:span><text:span text:style-name="T17"> Min]</text:span><text:span text:style-name="T34"> </text:span><text:span text:style-name="T15">[SINGULARITY]</text:span><text:span text:style-name="T35"> Cashierless stores are </text:span><text:span text:style-name="T36">going to be </text:span><text:span text:style-name="T35">a thing. </text:span><text:span text:style-name="T36">Google Home Assistant goes multilingual. </text:span><text:span text:style-name="T43">Art news, Christies are going to flog an AI created portrait via French art collective “Obvious”. It “appears to be a somewhat murky depiction of a man in the vestments of a preacher”. </text:span><text:span text:style-name="T38">And </text:span><text:span text:style-name="T43">more </text:span><text:span text:style-name="T38">Art</text:span><text:span text:style-name="T43">, coming in November an artist will be putting a 100ft reflective baloon in orbit “</text:span><text:span text:style-name="T49">This is a romantic gesture in the night sky — a satellite that exists purely as art. It enables us through the lens of art to imagine, even just for a moment, a different future for spaceflight, to think of the past in a different way, where spaceflight was driven by bigger questions like who are we, and where do we come from</text:span><text:span text:style-name="T43">”.</text:span></text:p>
      <text:p text:style-name="P5"><text:span text:style-name="T2">[</text:span><text:span text:style-name="T3">2</text:span><text:span text:style-name="T11">3</text:span><text:span text:style-name="T3"> Min] </text:span><text:span text:style-name="T6">Go Home Elon You're </text:span><text:span text:style-name="T12">Stoned</text:span><text:span text:style-name="T23"> </text:span><text:span text:style-name="T27">(previously</text:span><text:span text:style-name="T26"> drunk</text:span><text:span text:style-name="T27">)</text:span><text:span text:style-name="T26"> smoking pot on Youtube, 2h 37 min! </text:span><text:span text:style-name="T27">We’ve been giggling about the time when allegedly a broken Jenkins pipeline caused all the world’s Tesla cars to get stuck in a reboot loop for almost an hour... </text:span><text:span text:style-name="T26">but when you’re being sued for calling someone a pedo and you might be facing criminal charges for saying you’ll buy </text:span><text:span text:style-name="T27">Tesla </text:span><text:span text:style-name="T26">back, what do you do? You send a Japanese billionaire </text:span><text:span text:style-name="T29">and some “creative guests” </text:span><text:span text:style-name="T26">to the moon. In the ‘B’ ark.</text:span></text:p>
      <text:p text:style-name="P6"><text:span text:style-name="T10">[25 Min]</text:span><text:span text:style-name="T24"> </text:span><text:span text:style-name="T40">To play us out</text:span><text:span text:style-name="T27">, docker lxc lxd Kubernetes, here’s the mighty Fall</text:span><text:span text:style-name="T24"> with </text:span><text:span text:style-name="T27">Container Drivers<text:line-break/></text:span><text:span text:style-name="T12">https://www.youtube.com/watch?v=N8bjJf3Q5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9-19T13:16:03.273249394</dc:date>
    <meta:editing-duration>PT15H29M12S</meta:editing-duration>
    <meta:editing-cycles>119</meta:editing-cycles>
    <meta:generator>LibreOffice/6.0.6.2$Linux_X86_64 LibreOffice_project/00m0$Build-2</meta:generator>
    <meta:document-statistic meta:table-count="0" meta:image-count="0" meta:object-count="0" meta:page-count="1" meta:paragraph-count="12" meta:word-count="741" meta:character-count="4295" meta:non-whitespace-character-count="3565"/>
  </office:meta>
</office:document-meta>
</file>